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5cm" fo:min-width="4.7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12cm" fo:min-width="1.268cm"/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Linienspitzen_20_4" draw:marker-end-width="0.3cm" draw:fill="none" draw:textarea-vertical-align="middle"/>
    </style:style>
    <style:style style:name="gr6" style:family="graphic" style:parent-style-name="objectwithoutfill">
      <style:graphic-properties draw:marker-end="Linienspitzen_20_5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25cm" svg:height="2.75cm" svg:x="7cm" svg:y="6.25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cm" svg:height="1.5cm" svg:x="8.5cm" svg:y="12.25cm">
          <text:p text:style-name="P1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75cm" svg:y1="9cm" svg:x2="9.75cm" svg:y2="12.25cm">
          <text:p/>
        </draw:line>
        <draw:frame draw:style-name="gr4" draw:text-style-name="P4" draw:layer="layout" svg:width="2.441cm" svg:height="0.878cm" svg:x="9.568cm" svg:y="9.788cm">
          <draw:text-box>
            <text:p text:style-name="P3">Reward</text:p>
          </draw:text-box>
        </draw:frame>
        <draw:connector draw:style-name="gr5" draw:text-style-name="P2" draw:layer="layout" draw:type="curve" draw:line-skew="0.687cm" svg:x1="11cm" svg:y1="13cm" svg:x2="12.25cm" svg:y2="7.625cm" draw:start-shape="id1" draw:start-glue-point="10" draw:end-shape="id2" draw:end-glue-point="1" svg:d="M11000 13000c3657 0 3032-5375 1250-5375" svg:viewBox="0 0 2672 5376">
          <text:p/>
        </draw:connector>
        <draw:connector draw:style-name="gr6" draw:text-style-name="P2" draw:layer="layout" draw:type="curve" draw:line-skew="-0.437cm" svg:x1="8.5cm" svg:y1="13cm" svg:x2="7cm" svg:y2="7.625cm" draw:start-shape="id1" draw:start-glue-point="6" draw:end-shape="id2" draw:end-glue-point="3" svg:d="M8500 13000c-3657 0-2907-5375-1500-5375" svg:viewBox="0 0 2661 5376">
          <text:p/>
        </draw:connector>
        <draw:frame draw:style-name="gr4" draw:text-style-name="P5" draw:layer="layout" svg:width="2.073cm" svg:height="0.878cm" svg:x="13.737cm" svg:y="9.75cm">
          <draw:text-box>
            <text:p><text:span text:style-name="T1">Action</text:span></text:p>
          </draw:text-box>
        </draw:frame>
        <draw:frame draw:style-name="gr7" draw:text-style-name="P4" draw:layer="layout" svg:width="1.984cm" svg:height="0.962cm" svg:x="4cm" svg:y="9.75cm">
          <draw:text-box>
            <text:p text:style-name="P3">Stat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1T12:42:27.660000000</meta:creation-date>
    <dc:date>2021-04-01T12:49:05.274000000</dc:date>
    <meta:editing-duration>PT6M36S</meta:editing-duration>
    <meta:editing-cycles>3</meta:editing-cycles>
    <meta:generator>LibreOffice/7.0.3.1$Windows_X86_64 LibreOffice_project/d7547858d014d4cf69878db179d326fc3483e082</meta:generator>
    <meta:document-statistic meta:object-count="8"/>
  </office:meta>
</office:document-meta>
</file>